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074e" officeooo:paragraph-rsid="000b07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1">1: My choice will be the algorithm mergesort since it will split up the array into 2 or how ever people programmed it. It will sort the arrays and <text:s/>then it will merge them all together into one array.</text:p>
      <text:p text:style-name="P1">2: Best case time is O(NlogN) since it will still go through the same steps of splitting the arrays. The splitting of the array gives it the logN and then the other for loop give the N to form NlogN. The only that won’t happen are the swapping which doesn’t take up much time complexity so they can be ignored.</text:p>
      <text:p text:style-name="P1">3: Worst case time is also O(NlogN). It has the same steps as above except with the added switch/swapping it needs to be done. But since that doesn’t add much time to the whole time complexity we just simplify it to O(Nlo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8:19:57.436410226</meta:creation-date>
    <dc:date>2018-11-02T18:37:42.917502126</dc:date>
    <meta:editing-duration>PT7M45S</meta:editing-duration>
    <meta:editing-cycles>1</meta:editing-cycles>
    <meta:document-statistic meta:table-count="0" meta:image-count="0" meta:object-count="0" meta:page-count="1" meta:paragraph-count="4" meta:word-count="143" meta:character-count="744" meta:non-whitespace-character-count="604"/>
    <meta:generator>LibreOffice/5.1.6.2$Linux_X86_64 LibreOffice_project/10m0$Build-2</meta:generator>
  </office:meta>
</office:document-meta>
</file>